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T3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7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0" style:family="text">
      <style:text-properties fo:language="fi" fo:country="FI"/>
    </style:style>
    <style:style style:name="T11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2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3" style:family="text">
      <style:text-properties style:text-position="super 58%" style:font-name-asian="Times New Roman1"/>
    </style:style>
    <style:style style:name="T14" style:family="text">
      <style:text-properties style:text-position="super 58%" style:font-name-asian="Times New Roman1" style:language-asian="ar" style:country-asian="SA"/>
    </style:style>
    <style:style style:name="T15" style:family="text">
      <style:text-properties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ero Juhani Keski-Valkama, MSc</text:span></text:p>
      <text:p text:style-name="Standard"><text:span text:style-name="T2">Hacker / Machine Learning Generalist / Innovator in Software</text:span></text:p>
      <text:p text:style-name="Standard"><text:span text:style-name="T1">tero.keski-valkama@neter.fi</text:span></text:p>
      <text:p text:style-name="Standard"><text:span text:style-name="T3">+358 (0)40 706 9762</text:span></text:p>
      <text:p text:style-name="P4"/>
      <text:p text:style-name="Standard"><text:span text:style-name="T9">Recommendations available in </text:span><text:a xlink:type="simple" xlink:href="https://fi.linkedin.com/in/terokeskivalkama" text:style-name="Internet_20_link" text:visited-style-name="Visited_20_Internet_20_Link"><text:span text:style-name="T11">LinkedIn</text:span></text:a><text:span text:style-name="T9">.</text:span></text:p>
      <text:p text:style-name="P4"/>
      <text:p text:style-name="Standard"><text:span text:style-name="T3">Degrees</text:span></text:p>
      <text:p text:style-name="Standard"><text:span text:style-name="T3"><text:tab/>Master of Science (technology)</text:span></text:p>
      <text:p text:style-name="Standard"><text:span text:style-name="T3"><text:tab/>Tampere University of Technology,</text:span></text:p>
      <text:p text:style-name="Standard"><text:span text:style-name="T3"><text:tab/>2008</text:span></text:p>
      <text:p text:style-name="P4"/>
      <text:p text:style-name="Standard"><text:span text:style-name="T3"><text:tab/>Major:</text:span></text:p>
      <text:p text:style-name="Standard"><text:span text:style-name="T3"><text:tab/> Software Engineering</text:span></text:p>
      <text:p text:style-name="Standard"><text:span text:style-name="T3"><text:tab/>Minor:</text:span></text:p>
      <text:p text:style-name="Standard"><text:span text:style-name="T3"><text:tab/> Technical Mathematics</text:span></text:p>
      <text:p text:style-name="P4"/>
      <text:p text:style-name="Standard"><text:span text:style-name="T3"><text:tab/>6 months of international studies:</text:span></text:p>
      <text:p text:style-name="Standard"><text:span text:style-name="T3"><text:tab/> Universiti Sains Malaysia</text:span></text:p>
      <text:p text:style-name="P4"/>
      <text:p text:style-name="Standard"><text:span text:style-name="T3">Postgraduate studies</text:span></text:p>
      <text:p text:style-name="Standard"><text:span text:style-name="T3"><text:tab/>Tampere University of Technology</text:span></text:p>
      <text:p text:style-name="P4"/>
      <text:p text:style-name="Standard"><text:span text:style-name="T3"><text:tab/>Subject:</text:span></text:p>
      <text:p text:style-name="Standard"><text:span text:style-name="T3"><text:tab/> Deep learning: Applying modern machine learning to industrial log anomaly detection</text:span></text:p>
      <text:p text:style-name="P4"/>
      <text:p text:style-name="Standard"><text:span text:style-name="T3"><text:tab/>Minors:</text:span></text:p>
      <text:p text:style-name="Standard"><text:span text:style-name="T3"><text:tab/> Learning systems</text:span></text:p>
      <text:p text:style-name="Standard"><text:span text:style-name="T3"><text:tab/> Signal processing</text:span></text:p>
      <text:p text:style-name="P1"/>
      <text:p text:style-name="Standard"><text:span text:style-name="T3">Publications</text:span></text:p>
      <text:p text:style-name="Standard"><text:span text:style-name="T3"><text:tab/>Article:</text:span></text:p>
      <text:p text:style-name="Standard"><text:span text:style-name="T3"><text:tab/></text:span><text:a xlink:type="simple" xlink:href="https://www.sciencedirect.com/science/article/pii/S1877050917323785" text:style-name="Internet_20_link" text:visited-style-name="Visited_20_Internet_20_Link"><text:span text:style-name="T12">“</text:span></text:a><text:bookmark text:name="yui_3_14_1_1_1454846845859_968"/><text:a xlink:type="simple" xlink:href="https://www.sciencedirect.com/science/article/pii/S1877050917323785" text:style-name="Internet_20_link" text:visited-style-name="Visited_20_Internet_20_Link"><text:span text:style-name="T12">A Simulator for Event-oriented Data in Flexible Assembly System Fault Prediction”</text:span></text:a></text:p>
      <text:p text:style-name="Standard"><text:span text:style-name="T3"><text:tab/>Whitepaper:</text:span></text:p>
      <text:p text:style-name="Standard"><text:span text:style-name="T3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2">“Securing LAN Connected Devices in Industrial Sites with TLS and Multicast DNS”</text:span></text:a></text:p>
      <text:p text:style-name="Standard"><text:span text:style-name="T3"><text:tab/>Master's thesis:</text:span></text:p>
      <text:p text:style-name="Standard"><text:span text:style-name="T3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2">"CARBOOK: A PLATFORM FOR MOBILE AUTOMOTIVE SERVICES"</text:span></text:a></text:p>
      <text:p text:style-name="P4"/>
      <text:p text:style-name="Standard"><text:span text:style-name="T3">Awards &amp; achievements</text:span></text:p>
      <text:p text:style-name="Standard"><text:span text:style-name="T3"><text:tab/>1</text:span><text:span text:style-name="T13">st</text:span><text:span text:style-name="T3"> place in #IndustryHack / #CargoHack at #HackTheSea at MacGregor, 2016</text:span></text:p>
      <text:p text:style-name="Standard"><text:bookmark text:name="__DdeLink__207_1463925808"/><text:span text:style-name="T3"><text:tab/>3</text:span><text:span text:style-name="T14">rd</text:span><text:span text:style-name="T3"> place in #SpaceTyckiting @Futurice, 2016</text:span></text:p>
      <text:p text:style-name="Standard"><text:span text:style-name="T3"><text:tab/>1</text:span><text:span text:style-name="T13">st</text:span><text:span text:style-name="T3"> place in #IndustryHack at #HackTheFactory at Fastems, 2015</text:span></text:p>
      <text:p text:style-name="Standard"><text:bookmark text:name="__DdeLink__207_14639258081"/><text:span text:style-name="T3"><text:tab/>2</text:span><text:span text:style-name="T13">nd</text:span><text:span text:style-name="T3"> and final online round in Facebook Hacker Cup 2011 (placed 182th)</text:span></text:p>
      <text:p text:style-name="Standard"><text:span text:style-name="T3"><text:tab/>3 customer satisfaction awards (Nice-business Solutions Oy, 2009, 2010, 2011)</text:span></text:p>
      <text:p text:style-name="Standard"><text:span text:style-name="T3"><text:tab/>1 invention award (Elektrobit)</text:span></text:p>
      <text:p text:style-name="P4"/>
      <text:p text:style-name="P1"/>
      <text:p text:style-name="P7"><text:span text:style-name="T3">Work experience</text:span></text:p>
      <text:p text:style-name="Standard"><text:span text:style-name="T3"><text:tab/></text:span><text:span text:style-name="T7">Sentido Emotions Technologies Ltd</text:span></text:p>
      <text:p text:style-name="Standard"><text:span text:style-name="T6"><text:s/></text:span><text:span text:style-name="T3"><text:tab/>2018-04-20 –</text:span></text:p>
      <text:p text:style-name="Standard"><text:span text:style-name="T3"><text:tab/>Chief Technology Officer (CTO), partner</text:span></text:p>
      <text:p text:style-name="Standard"><text:span text:style-name="T3"><text:tab/>Systems and architectures, artificial intelligence, deep learning, signal processing, <text:tab/>embedded and mobile devices</text:span></text:p>
      <text:p text:style-name="P1"/>
      <text:p text:style-name="Standard"><text:span text:style-name="T3"><text:tab/></text:span><text:span text:style-name="T7">Sentido X-Tech Ltd</text:span></text:p>
      <text:p text:style-name="Standard"><text:span text:style-name="T6"><text:s/></text:span><text:span text:style-name="T3"><text:tab/>2018-03-15 –</text:span></text:p>
      <text:p text:style-name="Standard"><text:span text:style-name="T3"><text:tab/>Chief Technology Officer (CTO), partner</text:span></text:p>
      <text:p text:style-name="Standard"><text:span text:style-name="T3"><text:tab/>Systems and architectures, artificial intelligence, deep learning, signal processing, <text:tab/>embedded and mobile devices</text:span></text:p>
      <text:p text:style-name="Standard"><text:span text:style-name="T3"/></text:p>
      <text:p text:style-name="P5"><text:span text:style-name="T8"><text:tab/></text:span><text:span text:style-name="T4">AI Morning</text:span></text:p>
      <text:p text:style-name="P6"><text:span text:style-name="T4"><text:tab/>2017-10-01–</text:span></text:p>
      <text:p text:style-name="P6"><text:span text:style-name="T4"><text:tab/>Organizer</text:span></text:p>
      <text:p text:style-name="P6"><text:span text:style-name="T4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4">), with over 100 guests</text:span></text:p>
      <text:p text:style-name="P6"><text:span text:style-name="T4"><text:tab/>in each event</text:span></text:p>
      <text:p text:style-name="P1"/>
      <text:p text:style-name="Standard"><text:span text:style-name="T3"><text:tab/></text:span><text:span text:style-name="T7">Cybercom Finland Oy</text:span></text:p>
      <text:p text:style-name="Standard"><text:span text:style-name="T6"><text:s/></text:span><text:span text:style-name="T3"><text:tab/>2012-12-03 –</text:span></text:p>
      <text:p text:style-name="Standard"><text:span text:style-name="T3"><text:tab/>Software architect, advisory consultant, speaker, organizer</text:span></text:p>
      <text:p text:style-name="Standard"><text:span text:style-name="T3"><text:tab/>Machine learning, blockchain, Machinebook, industrial processes, suomi.fi,</text:span></text:p>
      <text:p text:style-name="Standard"><text:span text:style-name="T3"><text:tab/>National Service Bus,<text:tab/>web technologies, JavaEE, node.js, docker</text:span></text:p>
      <text:p text:style-name="P4"/>
      <text:p text:style-name="Standard"><text:span text:style-name="T3"><text:tab/></text:span><text:span text:style-name="T7">Nice-business Solutions Oy</text:span></text:p>
      <text:p text:style-name="Standard"><text:span text:style-name="T6"><text:s/></text:span><text:span text:style-name="T3"><text:tab/>2009-07-22 – 2012-11-30</text:span></text:p>
      <text:p text:style-name="Standard"><text:span text:style-name="T3"><text:tab/>Technical architect</text:span></text:p>
      <text:p text:style-name="Standard"><text:span text:style-name="T3"><text:tab/>Modern web technologies consulting, enterprise systems,</text:span></text:p>
      <text:p text:style-name="Standard"><text:span text:style-name="T3"><text:tab/>ScrumMaster, assistant project manager, sales support</text:span></text:p>
      <text:p text:style-name="P4"/>
      <text:p text:style-name="Standard"><text:span text:style-name="T3"><text:tab/></text:span><text:span text:style-name="T7">Neter</text:span></text:p>
      <text:p text:style-name="Standard"><text:span text:style-name="T3"><text:tab/>2009-03-01 –</text:span></text:p>
      <text:p text:style-name="Standard"><text:span text:style-name="T3"><text:tab/>Founder</text:span></text:p>
      <text:p text:style-name="Standard"><text:span text:style-name="T3"><text:tab/>Deep learning, modern web technologies consulting,</text:span></text:p>
      <text:p text:style-name="Standard"><text:span text:style-name="T3"><text:tab/>TensorFlow, node.js, Ionic, Phaser, Cordova</text:span></text:p>
      <text:p text:style-name="P1"/>
      <text:p text:style-name="Standard"><text:span text:style-name="T8"><text:tab/></text:span><text:span text:style-name="T7">Elektrobit Oyj / WS ETA System Engineering,</text:span></text:p>
      <text:p text:style-name="Standard"><text:span text:style-name="T3"><text:tab/>2008-07-01 – 2009-07-22</text:span></text:p>
      <text:p text:style-name="Standard"><text:span text:style-name="T6"><text:s/></text:span><text:span text:style-name="T3"><text:tab/>Design engineer</text:span></text:p>
      <text:p text:style-name="Standard"><text:span text:style-name="T3"><text:tab/>DSP software development and testing</text:span></text:p>
      <text:p text:style-name="P2"/>
      <text:p text:style-name="Standard"><text:span text:style-name="T3"><text:tab/></text:span><text:span text:style-name="T7">Elektrobit Oyj / TEO,</text:span></text:p>
      <text:p text:style-name="Standard"><text:span text:style-name="T3"><text:tab/>2008-04-01 – 2008-06-30</text:span></text:p>
      <text:p text:style-name="Standard"><text:span text:style-name="T3"><text:tab/>Research engineer</text:span></text:p>
      <text:p text:style-name="Standard"><text:span text:style-name="T3"><text:tab/>Next generation internet infrastructure for context-sensitive services in car environment,</text:span></text:p>
      <text:p text:style-name="Standard"><text:span text:style-name="T3"><text:tab/>Semantic Web</text:span></text:p>
      <text:p text:style-name="P4"/>
      <text:p text:style-name="Standard"><text:span text:style-name="T3"><text:tab/></text:span><text:span text:style-name="T7">Elektrobit Wireless Communications Oy,</text:span></text:p>
      <text:p text:style-name="Standard"><text:span text:style-name="T3"><text:tab/>2007-08-27 – 2008-03-31</text:span></text:p>
      <text:p text:style-name="Standard"><text:span text:style-name="T3"><text:tab/>Design engineer</text:span></text:p>
      <text:p text:style-name="Standard"><text:span text:style-name="T3"><text:tab/>DSP software development and testing</text:span></text:p>
      <text:p text:style-name="P3"><text:soft-page-break/></text:p>
      <text:p text:style-name="Standard"><text:span text:style-name="T8"><text:tab/></text:span><text:span text:style-name="T7">Finnpos Systems Oy</text:span></text:p>
      <text:p text:style-name="Standard"><text:span text:style-name="T3"><text:tab/>2005-04-11 – 2006-11-24</text:span></text:p>
      <text:p text:style-name="Standard"><text:span text:style-name="T3"><text:tab/>Project manager</text:span></text:p>
      <text:p text:style-name="Standard"><text:span text:style-name="T3"><text:tab/>Project responsibility, scheduling, architectural design,</text:span></text:p>
      <text:p text:style-name="Standard"><text:span text:style-name="T6"><text:s/></text:span><text:span text:style-name="T3"><text:tab/>and programming for the Finnpos F2 payment terminal,</text:span></text:p>
      <text:p text:style-name="Standard"><text:span text:style-name="T3"><text:tab/>Linux kernel driver for LG USB touchscreen,</text:span></text:p>
      <text:p text:style-name="Standard"><text:span text:style-name="T3"><text:tab/>VoIP system using Speex-codec.</text:span></text:p>
      <text:p text:style-name="P4"/>
      <text:p text:style-name="Standard"><text:span text:style-name="T3"><text:tab/></text:span><text:span text:style-name="T7">TTY Roboteam</text:span></text:p>
      <text:p text:style-name="Standard"><text:span text:style-name="T3"><text:tab/>2002-01-01 – 2005-04-11</text:span></text:p>
      <text:p text:style-name="Standard"><text:span text:style-name="T3"><text:tab/>Eurobot 2002, 2003, 2004 competitions:</text:span></text:p>
      <text:p text:style-name="Standard"><text:span text:style-name="T3"><text:tab/>programming, machine vision, Linux expert, artificial intelligence</text:span></text:p>
      <text:p text:style-name="Standard"><text:span text:style-name="T3"><text:tab/>Bartender robot:</text:span></text:p>
      <text:p text:style-name="Standard"><text:span text:style-name="T3"><text:tab/>programmer and operator in domestic and</text:span></text:p>
      <text:p text:style-name="Standard"><text:span text:style-name="T3"><text:tab/>international trips</text:span></text:p>
      <text:p text:style-name="P4"/>
      <text:p text:style-name="Standard"><text:span text:style-name="T3">Positions of trust</text:span></text:p>
      <text:p text:style-name="Standard"><text:span text:style-name="T3"><text:tab/>Coursera / Princeton University, Bitcoin and Cryptocurrency Technologies: mentor</text:span></text:p>
      <text:p text:style-name="Standard"><text:span text:style-name="T3"><text:tab/>2017 – </text:span></text:p>
      <text:p text:style-name="Standard"><text:span text:style-name="T3"><text:tab/>Cybercom Finland Oy, Machine Learning guild: Guildmaster</text:span></text:p>
      <text:p text:style-name="Standard"><text:span text:style-name="T3"><text:tab/>2016 –</text:span></text:p>
      <text:p text:style-name="Standard"><text:span text:style-name="T3"><text:tab/>Cybercom Finland Oy, Vice representative of employees in the corporate board</text:span></text:p>
      <text:p text:style-name="Standard"><text:span text:style-name="T3"><text:tab/>2015 –</text:span></text:p>
      <text:p text:style-name="Standard"><text:span text:style-name="T3"><text:tab/></text:span><text:span text:style-name="T5">Polyamoria – Tampere, Organizing monthly meet ups for ~160 members</text:span></text:p>
      <text:p text:style-name="Standard"><text:span text:style-name="T5"><text:tab/>2014 –</text:span></text:p>
      <text:p text:style-name="Standard"><text:span text:style-name="T3"><text:tab/>Deputy member of the board of the housing company Malminkallio</text:span></text:p>
      <text:p text:style-name="Standard"><text:span text:style-name="T3"><text:tab/>2011</text:span></text:p>
      <text:p text:style-name="Standard"><text:span text:style-name="T3"><text:tab/>Roboteam, vice chairman</text:span></text:p>
      <text:p text:style-name="Standard"><text:span text:style-name="T3"><text:tab/>2005</text:span></text:p>
      <text:p text:style-name="P1"/>
      <text:p text:style-name="Standard"><text:span text:style-name="T3">Language skills</text:span></text:p>
      <text:p text:style-name="Standard"><text:span text:style-name="T3"><text:tab/>Finnish: mother tongue</text:span></text:p>
      <text:p text:style-name="Standard"><text:span text:style-name="T3"><text:tab/>English: fluent</text:span></text:p>
      <text:p text:style-name="Standard"><text:span text:style-name="T3"><text:tab/>Swedish: good</text:span></text:p>
      <text:p text:style-name="Standard"><text:span text:style-name="T3"><text:tab/>Japanese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18-05-08T18:20:26.961318406</dc:date>
    <meta:print-date>2012-05-06T13:10:00</meta:print-date>
    <meta:editing-duration>PT3M2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3" meta:paragraph-count="110" meta:word-count="460" meta:character-count="3677" meta:non-whitespace-character-count="3198"/>
  </office:meta>
</office:document-meta>
</file>